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justify" draw:textarea-vertical-align="middle" draw:auto-grow-height="false" fo:min-height="0.6173in" fo:min-width="1.6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textarea-horizontal-align="justify" draw:textarea-vertical-align="middle" draw:auto-grow-height="false" fo:min-height="0.6898in" fo:min-width="1.7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3165in" fo:min-width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948in" fo:min-width="1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" draw:textarea-horizontal-align="justify" draw:textarea-vertical-align="middle" draw:auto-grow-height="false" fo:min-height="0.9583in" fo:min-width="1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" draw:textarea-horizontal-align="justify" draw:textarea-vertical-align="middle" draw:auto-grow-height="false" fo:min-height="0.8854in" fo:min-width="1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textarea-horizontal-align="justify" draw:textarea-vertical-align="middle" draw:auto-grow-height="false" fo:min-height="0.4925in" fo:min-width="1.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textarea-horizontal-align="justify" draw:textarea-vertical-align="middle" draw:auto-grow-height="false" fo:min-height="0.6484in" fo:min-width="1.1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textarea-horizontal-align="justify" draw:textarea-vertical-align="middle" draw:auto-grow-height="false" fo:min-height="0.9484in" fo:min-width="1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" draw:textarea-horizontal-align="justify" draw:textarea-vertical-align="middle" draw:auto-grow-height="false" fo:min-height="0.9898in" fo:min-width="1.6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" draw:textarea-horizontal-align="justify" draw:textarea-vertical-align="middle" draw:auto-grow-height="false" fo:min-height="0.5516in" fo:min-width="1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start="" draw:textarea-horizontal-align="justify" draw:textarea-vertical-align="middle" draw:auto-grow-height="false" fo:min-height="0.6102in" fo:min-width="1.2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" draw:textarea-horizontal-align="justify" draw:textarea-vertical-align="middle" draw:auto-grow-height="false" fo:min-height="0.6701in" fo:min-width="1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" draw:textarea-horizontal-align="justify" draw:textarea-vertical-align="middle" draw:auto-grow-height="false" fo:min-height="0.7882in" fo:min-width="1.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2.315in" svg:height="0.8732in" svg:x="2.1689in" svg:y="-0.722in"><text:p><text:s text:c="10"/><text:span text:style-name="T1">Սկիզբ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1" svg:width="2.8232in" svg:height="1.0941in" svg:x="1.5772in" svg:y="0.6402in"><text:p text:style-name="P1"><text:span text:style-name="T1"><text:s text:c="2"/></text:span><text:span text:style-name="T1">Ներմուծել 3,5 և 1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3" draw:style-name="gr3" draw:text-style-name="P2" svg:width="0.0323in" svg:height="0.5016in" svg:x="3.1398in" svg:y="0.1402in"><text:p/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4" draw:style-name="gr4" draw:text-style-name="P3" svg:width="1.4169in" svg:height="0.948in" svg:x="0.15in" svg:y="2.2445in"><text:p><text:span text:style-name="T2"><text:s text:c="8"/></text:span><text:span text:style-name="T2">3+5=11</text:span></text:p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1.448in" svg:height="0.9587in" svg:x="2.5665in" svg:y="2.2028in"><text:p><text:span text:style-name="T2"><text:s text:c="8"/></text:span><text:span text:style-name="T2">3+5&lt;11</text:span></text:p><draw:enhanced-geometry svg:viewBox="0 0 21600 21600" draw:type="rectangle" draw:enhanced-path="M 0 0 L 21600 0 21600 21600 0 21600 0 0 Z N"/></draw:custom-shape><draw:custom-shape text:anchor-type="paragraph" draw:z-index="5" draw:name="Shape6" draw:style-name="gr6" svg:width="1.5524in" svg:height="0.8858in" svg:x="5.0457in" svg:y="2.2236in"><text:p><text:span text:style-name="T2"><text:s text:c="8"/></text:span><text:span text:style-name="T2">3+5&gt;11</text:span></text:p><draw:enhanced-geometry svg:viewBox="0 0 21600 21600" draw:type="rectangle" draw:enhanced-path="M 0 0 L 21600 0 21600 21600 0 21600 0 0 Z N"/></draw:custom-shape><draw:line text:anchor-type="paragraph" draw:z-index="6" draw:name="Shape7" draw:style-name="gr7" draw:text-style-name="P4" svg:x1="1.6291in" svg:y1="1.7339in" svg:x2="1.1083in" svg:y2="2.2441in"><text:p/></draw:line><draw:line text:anchor-type="paragraph" draw:z-index="7" draw:name="Shape8" draw:style-name="gr7" draw:text-style-name="P4" svg:x1="3.202in" svg:y1="1.7339in" svg:x2="3.2122in" svg:y2="2.265in"><text:p/></draw:line><draw:line text:anchor-type="paragraph" draw:z-index="8" draw:name="Shape9" draw:style-name="gr7" draw:text-style-name="P4" svg:x1="4.0665in" svg:y1="1.1717in" svg:x2="5.8685in" svg:y2="2.2236in"><text:p/></draw:line><draw:line text:anchor-type="paragraph" draw:z-index="9" draw:name="Shape10" draw:style-name="gr7" draw:text-style-name="P4" svg:x1="0.8063in" svg:y1="3.1925in" svg:x2="0.8063in" svg:y2="3.8071in"><text:p/></draw:line><draw:line text:anchor-type="paragraph" draw:z-index="10" draw:name="Shape11" draw:style-name="gr7" draw:text-style-name="P4" svg:x1="3.2437in" svg:y1="3.161in" svg:x2="3.2335in" svg:y2="3.7547in"><text:p/></draw:line><draw:line text:anchor-type="paragraph" draw:z-index="11" draw:name="Shape12" draw:style-name="gr7" draw:text-style-name="P4" svg:x1="5.8272in" svg:y1="3.1091in" svg:x2="5.8583in" svg:y2="3.7028in"><text:p/></draw:line><draw:custom-shape text:anchor-type="paragraph" draw:z-index="12" draw:name="Shape13" draw:style-name="gr8" draw:text-style-name="P1" svg:width="2.0213in" svg:height="0.7815in" svg:x="-0.3083in" svg:y="3.7862in"><text:p text:style-name="P1"><text:span text:style-name="T1">Արտածել 11-ը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3" draw:name="Shape14" draw:style-name="gr7" draw:text-style-name="P4" svg:x1="0.5146in" svg:y1="4.5673in" svg:x2="0.5248in" svg:y2="5.213in"><text:p/></draw:line><draw:custom-shape text:anchor-type="paragraph" draw:z-index="14" draw:name="Shape15" draw:style-name="gr9" svg:width="1.5732in" svg:height="0.9169in" svg:x="-0.2646in" svg:y="5.1902in"><text:p><text:s text:c="6"/><text:span text:style-name="T1">Ավար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6" draw:style-name="gr10" draw:text-style-name="P5" svg:width="1.6567in" svg:height="0.9488in" svg:x="2.4937in" svg:y="3.7236in"><text:p text:style-name="P2"><text:span text:style-name="T1"><text:s/></text:span><text:span text:style-name="T1">Լցրու մինչև 11-ը</text:span></text:p><draw:enhanced-geometry svg:viewBox="0 0 21600 21600" draw:type="rectangle" draw:enhanced-path="M 0 0 L 21600 0 21600 21600 0 21600 0 0 Z N"/></draw:custom-shape><draw:line text:anchor-type="paragraph" draw:z-index="16" draw:name="Shape17" draw:style-name="gr7" draw:text-style-name="P4" svg:x1="3.2752in" svg:y1="4.672in" svg:x2="3.2752in" svg:y2="5.2547in"><text:p/></draw:line><draw:custom-shape text:anchor-type="paragraph" draw:z-index="17" draw:name="Shape18" draw:style-name="gr11" draw:text-style-name="P1" svg:width="1.6776in" svg:height="0.9898in" svg:x="4.9728in" svg:y="3.6717in"><text:p><text:span text:style-name="T1"><text:s text:c="6"/></text:span><text:span text:style-name="T1">Դատարկիր </text:span></text:p><text:p><text:span text:style-name="T1"><text:s text:c="9"/></text:span><text:span text:style-name="T1">մինչև 11-ը</text:span></text:p><draw:enhanced-geometry svg:viewBox="0 0 21600 21600" draw:type="rectangle" draw:enhanced-path="M 0 0 L 21600 0 21600 21600 0 21600 0 0 Z N"/></draw:custom-shape><draw:custom-shape text:anchor-type="paragraph" draw:z-index="18" draw:name="Shape19" draw:style-name="gr12" draw:text-style-name="P1" svg:width="2.0421in" svg:height="0.8752in" svg:x="2.1398in" svg:y="5.2547in"><text:p text:style-name="P1"><text:span text:style-name="T1">Արտածել 11-ը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9" draw:name="Shape20" draw:style-name="gr7" draw:text-style-name="P4" svg:x1="5.8583in" svg:y1="4.661in" svg:x2="5.8583in" svg:y2="5.2862in"><text:p/></draw:line><draw:custom-shape text:anchor-type="paragraph" draw:z-index="20" draw:name="Shape21" draw:style-name="gr13" svg:width="1.9378in" svg:height="0.9689in" svg:x="4.6811in" svg:y="5.2445in"><text:p text:style-name="P1"><text:span text:style-name="T1">Արտածել 11-ը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1" draw:name="Shape22" draw:style-name="gr14" svg:width="1.7398in" svg:height="0.948in" svg:x="2.0772in" svg:y="6.7654in"><text:p><text:s text:c="6"/><text:span text:style-name="T1">Ավար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7" draw:text-style-name="P4" svg:x1="2.9937in" svg:y1="6.1299in" svg:x2="2.9937in" svg:y2="6.7654in"><text:p/></draw:line><draw:line text:anchor-type="paragraph" draw:z-index="23" draw:name="Shape24" draw:style-name="gr7" draw:text-style-name="P4" svg:x1="5.4835in" svg:y1="6.2134in" svg:x2="5.4937in" svg:y2="6.9217in"><text:p/></draw:line><draw:custom-shape text:anchor-type="paragraph" draw:z-index="24" draw:name="Shape25" draw:style-name="gr15" svg:width="1.9795in" svg:height="1.115in" svg:x="4.5772in" svg:y="6.9008in"><text:p><text:s text:c="7"/><text:span text:style-name="T1">Ավար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1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9:02:09.396579031</meta:creation-date>
    <dc:date>2018-07-05T19:25:43.875682237</dc:date>
    <meta:editing-duration>PT2M6S</meta:editing-duration>
    <meta:editing-cycles>1</meta:editing-cycles>
    <meta:document-statistic meta:table-count="0" meta:image-count="0" meta:object-count="0" meta:page-count="1" meta:paragraph-count="1" meta:word-count="0" meta:character-count="124" meta:non-whitespace-character-count="0"/>
    <meta:generator>LibreOffice/5.1.6.2$Linux_X86_64 LibreOffice_project/10m0$Build-2</meta:generator>
  </office:meta>
</office:document-meta>
</file>